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width="0.1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none" draw:fill-color="#ffffff" fo:min-height="0.65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fo:min-height="0.15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none" draw:fill-color="#ffffff" fo:min-height="0.45cm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05cm" svg:stroke-color="#000080" draw:marker-start-width="0.125cm" draw:marker-end-width="0.125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80" draw:marker-start-width="0.125cm" draw:marker-end-width="0.125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80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000080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5.5cm" svg:x="12cm" svg:y="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8cm" svg:x="1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xml:id="id1" draw:id="id1" draw:layer="layout" svg:x1="3.5cm" svg:y1="9cm" svg:x2="6.5cm" svg:y2="9cm">
          <text:p/>
        </draw:line>
        <draw:line draw:style-name="gr3" draw:text-style-name="P1" xml:id="id13" draw:id="id13" draw:layer="layout" svg:x1="3.5cm" svg:y1="11.4cm" svg:x2="6.5cm" svg:y2="11.4cm">
          <text:p/>
        </draw:line>
        <draw:line draw:style-name="gr3" draw:text-style-name="P1" xml:id="id3" draw:id="id3" draw:layer="layout" svg:x1="3.5cm" svg:y1="9.8cm" svg:x2="6.5cm" svg:y2="9.8cm">
          <text:p/>
        </draw:line>
        <draw:line draw:style-name="gr3" draw:text-style-name="P1" xml:id="id5" draw:id="id5" draw:layer="layout" svg:x1="3.5cm" svg:y1="10.6cm" svg:x2="6.5cm" svg:y2="10.6cm">
          <text:p/>
        </draw:line>
        <draw:line draw:style-name="gr3" draw:text-style-name="P1" xml:id="id7" draw:id="id7" draw:layer="layout" svg:x1="3.5cm" svg:y1="13.8cm" svg:x2="6.5cm" svg:y2="13.8cm">
          <text:p/>
        </draw:line>
        <draw:line draw:style-name="gr3" draw:text-style-name="P1" xml:id="id9" draw:id="id9" draw:layer="layout" svg:x1="3.5cm" svg:y1="12.2cm" svg:x2="6.5cm" svg:y2="12.2cm">
          <text:p/>
        </draw:line>
        <draw:line draw:style-name="gr3" draw:text-style-name="P1" xml:id="id11" draw:id="id11" draw:layer="layout" svg:x1="3.5cm" svg:y1="13cm" svg:x2="6.5cm" svg:y2="13cm">
          <text:p/>
        </draw:line>
        <draw:line draw:style-name="gr3" draw:text-style-name="P1" xml:id="id6" draw:id="id6" draw:layer="layout" svg:x1="9.4cm" svg:y1="3.5cm" svg:x2="12.4cm" svg:y2="3.5cm">
          <text:p/>
        </draw:line>
        <draw:line draw:style-name="gr3" draw:text-style-name="P1" xml:id="id2" draw:id="id2" draw:layer="layout" svg:x1="9.4cm" svg:y1="1.9cm" svg:x2="12.4cm" svg:y2="1.9cm">
          <text:p/>
        </draw:line>
        <draw:line draw:style-name="gr3" draw:text-style-name="P1" xml:id="id4" draw:id="id4" draw:layer="layout" svg:x1="9.4cm" svg:y1="2.7cm" svg:x2="12.4cm" svg:y2="2.7cm">
          <text:p/>
        </draw:line>
        <draw:line draw:style-name="gr3" draw:text-style-name="P1" xml:id="id8" draw:id="id8" draw:layer="layout" svg:x1="9.4cm" svg:y1="6cm" svg:x2="12.4cm" svg:y2="6cm">
          <text:p/>
        </draw:line>
        <draw:line draw:style-name="gr3" draw:text-style-name="P1" xml:id="id10" draw:id="id10" draw:layer="layout" svg:x1="9.4cm" svg:y1="4.4cm" svg:x2="12.4cm" svg:y2="4.4cm">
          <text:p/>
        </draw:line>
        <draw:line draw:style-name="gr3" draw:text-style-name="P1" xml:id="id12" draw:id="id12" draw:layer="layout" svg:x1="9.4cm" svg:y1="5.2cm" svg:x2="12.4cm" svg:y2="5.2cm">
          <text:p/>
        </draw:line>
        <draw:line draw:style-name="gr3" draw:text-style-name="P1" draw:layer="layout" svg:x1="15.5cm" svg:y1="3.6cm" svg:x2="18.5cm" svg:y2="3.6cm">
          <text:p/>
        </draw:line>
        <draw:line draw:style-name="gr3" draw:text-style-name="P1" draw:layer="layout" svg:x1="15.5cm" svg:y1="2cm" svg:x2="18.5cm" svg:y2="2cm">
          <text:p/>
        </draw:line>
        <draw:line draw:style-name="gr3" draw:text-style-name="P1" draw:layer="layout" svg:x1="15.5cm" svg:y1="2.8cm" svg:x2="18.5cm" svg:y2="2.8cm">
          <text:p/>
        </draw:line>
        <draw:line draw:style-name="gr3" draw:text-style-name="P1" draw:layer="layout" svg:x1="15.5cm" svg:y1="4.4cm" svg:x2="18.5cm" svg:y2="4.4cm">
          <text:p/>
        </draw:line>
        <draw:frame draw:style-name="gr4" draw:text-style-name="P2" draw:layer="layout" svg:width="2cm" svg:height="1cm" svg:x="16.767cm" svg:y="1.2cm">
          <draw:text-box>
            <text:p><text:span text:style-name="T1">3.3v</text:span></text:p>
          </draw:text-box>
        </draw:frame>
        <draw:frame draw:style-name="gr4" draw:text-style-name="P2" draw:layer="layout" svg:width="2cm" svg:height="1cm" svg:x="4.338cm" svg:y="13cm">
          <draw:text-box>
            <text:p><text:span text:style-name="T1">P0.15</text:span></text:p>
          </draw:text-box>
        </draw:frame>
        <draw:frame draw:style-name="gr4" draw:text-style-name="P2" draw:layer="layout" svg:width="2cm" svg:height="1cm" svg:x="4.338cm" svg:y="12.2cm">
          <draw:text-box>
            <text:p><text:span text:style-name="T1">P0.09</text:span></text:p>
          </draw:text-box>
        </draw:frame>
        <draw:frame draw:style-name="gr4" draw:text-style-name="P2" draw:layer="layout" svg:width="2cm" svg:height="1cm" svg:x="4.338cm" svg:y="11.4cm">
          <draw:text-box>
            <text:p><text:span text:style-name="T1">P0.08</text:span></text:p>
          </draw:text-box>
        </draw:frame>
        <draw:frame draw:style-name="gr4" draw:text-style-name="P2" draw:layer="layout" svg:width="2cm" svg:height="1cm" svg:x="4.338cm" svg:y="10.6cm">
          <draw:text-box>
            <text:p><text:span text:style-name="T1">P0.07</text:span></text:p>
          </draw:text-box>
        </draw:frame>
        <draw:frame draw:style-name="gr4" draw:text-style-name="P2" draw:layer="layout" svg:width="2cm" svg:height="1cm" svg:x="4.338cm" svg:y="9.8cm">
          <draw:text-box>
            <text:p><text:span text:style-name="T1">P0.06</text:span></text:p>
          </draw:text-box>
        </draw:frame>
        <draw:frame draw:style-name="gr4" draw:text-style-name="P2" draw:layer="layout" svg:width="2cm" svg:height="1cm" svg:x="4.338cm" svg:y="9cm">
          <draw:text-box>
            <text:p><text:span text:style-name="T1">P0.05</text:span></text:p>
          </draw:text-box>
        </draw:frame>
        <draw:frame draw:style-name="gr4" draw:text-style-name="P2" draw:layer="layout" svg:width="2cm" svg:height="1cm" svg:x="4.338cm" svg:y="8.215cm">
          <draw:text-box>
            <text:p><text:span text:style-name="T1">P0.04</text:span></text:p>
          </draw:text-box>
        </draw:frame>
        <draw:frame draw:style-name="gr4" draw:text-style-name="P3" draw:layer="layout" svg:width="2.601cm" svg:height="1cm" svg:x="9.899cm" svg:y="1cm">
          <draw:text-box>
            <text:p><text:span text:style-name="T2">SCLOCK</text:span></text:p>
          </draw:text-box>
        </draw:frame>
        <draw:frame draw:style-name="gr4" draw:text-style-name="P2" draw:layer="layout" svg:width="2cm" svg:height="1cm" svg:x="10.106cm" svg:y="2.7cm">
          <draw:text-box>
            <text:p><text:span text:style-name="T1">MOSI</text:span></text:p>
          </draw:text-box>
        </draw:frame>
        <draw:frame draw:style-name="gr4" draw:text-style-name="P2" draw:layer="layout" svg:width="2cm" svg:height="1cm" svg:x="10.106cm" svg:y="1.9cm">
          <draw:text-box>
            <text:p><text:span text:style-name="T1">MISO</text:span></text:p>
          </draw:text-box>
        </draw:frame>
        <draw:frame draw:style-name="gr4" draw:text-style-name="P3" draw:layer="layout" svg:width="2.601cm" svg:height="1cm" svg:x="9.399cm" svg:y="4.5cm">
          <draw:text-box>
            <text:p><text:span text:style-name="T2">RESET</text:span></text:p>
          </draw:text-box>
        </draw:frame>
        <draw:frame draw:style-name="gr4" draw:text-style-name="P2" draw:layer="layout" svg:width="2cm" svg:height="1cm" svg:x="9.5cm" svg:y="3.5cm">
          <draw:text-box>
            <text:p><text:span text:style-name="T1">CS</text:span></text:p>
          </draw:text-box>
        </draw:frame>
        <draw:frame draw:style-name="gr4" draw:text-style-name="P3" draw:layer="layout" svg:width="3.5cm" svg:height="1cm" svg:x="9cm" svg:y="5.277cm">
          <draw:text-box>
            <text:p><text:span text:style-name="T2">INTERRUPT</text:span></text:p>
          </draw:text-box>
        </draw:frame>
        <draw:frame draw:style-name="gr5" draw:text-style-name="P3" draw:layer="layout" svg:width="2cm" svg:height="0.825cm" svg:x="16.767cm" svg:y="2cm">
          <draw:text-box>
            <text:p><text:span text:style-name="T2">GND</text:span></text:p>
          </draw:text-box>
        </draw:frame>
        <draw:frame draw:style-name="gr6" draw:text-style-name="P2" draw:layer="layout" svg:width="1.733cm" svg:height="0.906cm" svg:x="16.767cm" svg:y="2.8cm">
          <draw:text-box>
            <text:p><text:span text:style-name="T1">WOL</text:span></text:p>
          </draw:text-box>
        </draw:frame>
        <draw:frame draw:style-name="gr4" draw:text-style-name="P2" draw:layer="layout" svg:width="2.733cm" svg:height="1cm" svg:x="16.767cm" svg:y="3.6cm">
          <draw:text-box>
            <text:p><text:span text:style-name="T1">CLKOUT</text:span></text:p>
          </draw:text-box>
        </draw:frame>
        <draw:frame draw:style-name="gr5" draw:text-style-name="P4" draw:layer="layout" svg:width="1cm" svg:height="0.745cm" svg:x="12.5cm" svg:y="3cm">
          <draw:text-box>
            <text:p><text:span text:style-name="T3">02</text:span></text:p>
          </draw:text-box>
        </draw:frame>
        <draw:frame draw:style-name="gr5" draw:text-style-name="P4" draw:layer="layout" svg:width="1cm" svg:height="0.745cm" svg:x="12.5cm" svg:y="1.501cm">
          <draw:text-box>
            <text:p><text:span text:style-name="T3">01</text:span></text:p>
          </draw:text-box>
        </draw:frame>
        <draw:frame draw:style-name="gr5" draw:text-style-name="P4" draw:layer="layout" svg:width="1cm" svg:height="0.745cm" svg:x="12.5cm" svg:y="2.255cm">
          <draw:text-box>
            <text:p><text:span text:style-name="T3">03</text:span></text:p>
          </draw:text-box>
        </draw:frame>
        <draw:frame draw:style-name="gr5" draw:text-style-name="P4" draw:layer="layout" svg:width="1cm" svg:height="0.745cm" svg:x="12.5cm" svg:y="4.755cm">
          <draw:text-box>
            <text:p><text:span text:style-name="T3">08</text:span></text:p>
          </draw:text-box>
        </draw:frame>
        <draw:frame draw:style-name="gr5" draw:text-style-name="P4" draw:layer="layout" svg:width="1cm" svg:height="0.745cm" svg:x="12.5cm" svg:y="4cm">
          <draw:text-box>
            <text:p><text:span text:style-name="T3">07</text:span></text:p>
          </draw:text-box>
        </draw:frame>
        <draw:frame draw:style-name="gr5" draw:text-style-name="P4" draw:layer="layout" svg:width="1cm" svg:height="0.745cm" svg:x="12.5cm" svg:y="5.5cm">
          <draw:text-box>
            <text:p><text:span text:style-name="T3">05</text:span></text:p>
          </draw:text-box>
        </draw:frame>
        <draw:frame draw:style-name="gr5" draw:text-style-name="P4" draw:layer="layout" svg:width="1cm" svg:height="0.745cm" svg:x="14.5cm" svg:y="1.5cm">
          <draw:text-box>
            <text:p><text:span text:style-name="T3">10</text:span></text:p>
          </draw:text-box>
        </draw:frame>
        <draw:frame draw:style-name="gr5" draw:text-style-name="P4" draw:layer="layout" svg:width="1cm" svg:height="0.745cm" svg:x="14.5cm" svg:y="2.255cm">
          <draw:text-box>
            <text:p><text:span text:style-name="T3">09</text:span></text:p>
          </draw:text-box>
        </draw:frame>
        <draw:frame draw:style-name="gr5" draw:text-style-name="P4" draw:layer="layout" svg:width="1cm" svg:height="0.745cm" svg:x="14.5cm" svg:y="3cm">
          <draw:text-box>
            <text:p><text:span text:style-name="T3">04</text:span></text:p>
          </draw:text-box>
        </draw:frame>
        <draw:frame draw:style-name="gr5" draw:text-style-name="P4" draw:layer="layout" svg:width="1cm" svg:height="0.745cm" svg:x="14.5cm" svg:y="3.755cm">
          <draw:text-box>
            <text:p><text:span text:style-name="T3">06</text:span></text:p>
          </draw:text-box>
        </draw:frame>
        <draw:connector draw:style-name="gr7" draw:text-style-name="P1" draw:layer="layout" draw:line-skew="-3.276cm" svg:x1="6.5cm" svg:y1="9cm" svg:x2="9.4cm" svg:y2="1.9cm" draw:start-shape="id1" draw:start-glue-point="1" draw:end-shape="id2" draw:end-glue-point="3" svg:d="m6500 9000v-7097h2900v-3">
          <text:p/>
        </draw:connector>
        <draw:connector draw:style-name="gr8" draw:text-style-name="P1" draw:layer="layout" draw:type="lines" draw:line-skew="0cm -1.801cm" svg:x1="6.5cm" svg:y1="9.8cm" svg:x2="9.4cm" svg:y2="2.7cm" draw:start-shape="id3" draw:start-glue-point="1" draw:end-shape="id4" draw:end-glue-point="3" svg:d="m6500 9800h550l-1-7100h2351">
          <text:p/>
        </draw:connector>
        <draw:connector draw:style-name="gr8" draw:text-style-name="P1" draw:layer="layout" draw:type="lines" draw:line-skew="0.45cm -1.35cm" svg:x1="6.5cm" svg:y1="10.6cm" svg:x2="9.4cm" svg:y2="3.5cm" draw:start-shape="id5" draw:start-glue-point="1" draw:end-shape="id6" draw:end-glue-point="3" svg:d="m6500 10600h1000v-7100h1900">
          <text:p/>
        </draw:connector>
        <draw:connector draw:style-name="gr9" draw:text-style-name="P1" draw:layer="layout" draw:type="lines" draw:line-skew="1.833cm" svg:x1="6.5cm" svg:y1="13.8cm" svg:x2="9.4cm" svg:y2="6cm" draw:start-shape="id7" draw:start-glue-point="1" draw:end-shape="id8" draw:end-glue-point="3" svg:d="m6500 13800h2383l-33-7800h550">
          <text:p/>
        </draw:connector>
        <draw:connector draw:style-name="gr9" draw:text-style-name="P1" draw:layer="layout" draw:type="lines" draw:line-skew="0.95cm -0.85cm" svg:x1="6.5cm" svg:y1="12.2cm" svg:x2="9.4cm" svg:y2="4.4cm" draw:start-shape="id9" draw:start-glue-point="1" draw:end-shape="id10" draw:end-glue-point="3" svg:d="m6500 12200h1500v-7800h1400">
          <text:p/>
        </draw:connector>
        <draw:connector draw:style-name="gr9" draw:text-style-name="P1" draw:layer="layout" draw:type="lines" draw:line-skew="1.45cm -0.35cm" svg:x1="6.5cm" svg:y1="13cm" svg:x2="9.4cm" svg:y2="5.2cm" draw:start-shape="id11" draw:start-glue-point="1" draw:end-shape="id12" svg:d="m6500 13000h2000v-7800h900">
          <text:p/>
        </draw:connector>
        <draw:line draw:style-name="gr9" draw:text-style-name="P1" draw:layer="layout" svg:x1="13.902cm" svg:y1="10.6cm" svg:x2="15.5cm" svg:y2="10.6cm">
          <text:p/>
        </draw:line>
        <draw:line draw:style-name="gr9" draw:text-style-name="P1" draw:layer="layout" svg:x1="14.7cm" svg:y1="10.598cm" svg:x2="14.7cm" svg:y2="9cm">
          <text:p/>
        </draw:line>
        <draw:frame draw:style-name="gr10" xml:id="id14" draw:id="id14" draw:layer="layout" svg:width="1.75cm" svg:height="1.012cm" svg:x="13.75cm" svg:y="7.488cm">
          <draw:text-box>
            <text:p>3.3v</text:p>
          </draw:text-box>
        </draw:frame>
        <draw:polyline draw:style-name="gr11" draw:text-style-name="P1" draw:layer="layout" svg:width="3.999cm" svg:height="5.999cm" svg:x="15.5cm" svg:y="2cm" svg:viewBox="0 0 4000 6000" draw:points="3000,0 4000,0 4000,6000 0,6000">
          <text:p/>
        </draw:polyline>
        <draw:polyline draw:style-name="gr11" draw:text-style-name="P1" draw:layer="layout" svg:width="5.384cm" svg:height="8.699cm" svg:x="14.5cm" svg:y="2.8cm" svg:viewBox="0 0 5385 8700" draw:points="3831,0 5385,0 5343,8700 0,8700 10,7783">
          <text:p/>
        </draw:polyline>
        <draw:connector draw:style-name="gr9" draw:text-style-name="P1" draw:layer="layout" draw:type="lines" draw:line-skew="3.45cm -2.75cm" svg:x1="6.5cm" svg:y1="11.4cm" svg:x2="13.75cm" svg:y2="7.994cm" draw:start-shape="id13" draw:start-glue-point="1" draw:end-shape="id14" svg:d="m6500 11400h4000v-3406h3250">
          <text:p/>
        </draw:connector>
        <draw:frame draw:style-name="gr10" draw:text-style-name="P5" draw:layer="layout" svg:width="2.25cm" svg:height="0.695cm" svg:x="14.75cm" svg:y="6.305cm">
          <draw:text-box>
            <text:p><text:span text:style-name="T4">ENC28J60</text:span></text:p>
          </draw:text-box>
        </draw:frame>
        <draw:frame draw:style-name="gr10" draw:text-style-name="P5" draw:layer="layout" svg:width="2.013cm" svg:height="0.695cm" svg:x="2.25cm" svg:y="15.805cm">
          <draw:text-box>
            <text:p><text:span text:style-name="T4">LPC210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P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Nuno Cancelo</meta:initial-creator>
    <meta:creation-date>2011-05-01T16:07:00</meta:creation-date>
    <dc:date>2011-05-09T21:33:30</dc:date>
    <dc:creator>Nuno Cancelo</dc:creator>
    <meta:editing-duration>PT2H18M18S</meta:editing-duration>
    <meta:editing-cycles>11</meta:editing-cycles>
    <meta:generator>LibreOffice/3.3$Unix LibreOffice_project/330m19$Build-202</meta:generator>
    <meta:document-statistic meta:object-count="60"/>
    <meta:user-defined meta:name="Info 1"/>
    <meta:user-defined meta:name="Info 2"/>
    <meta:user-defined meta:name="Info 3"/>
    <meta:user-defined meta:name="Info 4"/>
  </office:meta>
</office:document-meta>
</file>